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94000000277E1BF20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9cm" svg:height="1.374cm" svg:x="8.331cm" svg:y="13.329cm">
          <draw:image xlink:href="Pictures/1000000000000094000000277E1BF208.png" xlink:type="simple" xlink:show="embed" xlink:actuate="onLoad">
            <text:p/>
          </draw:image>
        </draw:frame>
        <draw:frame draw:style-name="gr2" draw:text-style-name="P2" draw:layer="layout" svg:width="5.133cm" svg:height="0.806cm" svg:x="8.694cm" svg:y="11.243cm">
          <draw:text-box>
            <text:p text:style-name="P2"><text:span text:style-name="T1">Create a subdiagram</text:span></text:p>
          </draw:text-box>
        </draw:frame>
        <draw:line draw:style-name="gr3" draw:text-style-name="P1" draw:layer="layout" svg:x1="11.795cm" svg:y1="12.049cm" svg:x2="12.811cm" svg:y2="13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r </meta:initial-creator>
    <meta:creation-date>2013-07-08T15:00:16</meta:creation-date>
    <dc:date>2013-07-08T15:03:16</dc:date>
    <dc:creator>lior </dc:creator>
    <meta:editing-duration>P0D</meta:editing-duration>
    <meta:editing-cycles>1</meta:editing-cycles>
    <meta:document-statistic meta:object-count="3"/>
    <meta:generator>LibreOffice/3.5$Linux_X86_64 LibreOffice_project/350m1$Build-2</meta:generator>
  </office:meta>
</office:document-meta>
</file>